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Palatino" svg:font-family="Palatino"/>
    <style:font-face style:name="Trebuchet MS" svg:font-family="'Trebuchet MS'"/>
    <style:font-face style:name="HG Mincho Light J" svg:font-family="'HG Mincho Light J'" style:font-pitch="variable"/>
    <style:font-face style:name="Nimbus Sans L" svg:font-family="'Nimbus Sans L'" style:font-pitch="variable"/>
  </office:font-face-decls>
  <office:automatic-styles>
    <style:style style:name="P1" style:family="paragraph" style:parent-style-name="Standard">
      <style:paragraph-properties style:text-autospace="non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Arial" fo:font-size="12pt" style:font-name-asian="Arial" style:font-size-asian="12pt" style:font-name-complex="Arial"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rift, N. (2004). Bare Life. <text:span text:style-name="T1">Cultural bodies : ethnography and theory</text:span>. H. Thomas and J. Ahmed. Oxford, Blackwell<text:span text:style-name="T2">: </text:span>143-169.</text:p>
      <text:p text:style-name="Text_20_body">[t]he much greater emphasis on the effectivity of interaction taking place in very short periods of time that can allow us to expect that “our” nature, and life more generally, will show up in more concentrated form, so to speak, as flashes of intrinsically worthwhile experience. 147</text:p>
      <text:p text:style-name="Text_20_body">So, we now have a space of time which is increasingly able to be sensed, the space of time which shapes the moment and which I equate with bare life. Of course, once such a space is opened up it can also be operated upon and harvested. 153</text:p>
      <text:p text:style-name="Text_20_body">How has business been able to build a direct presence in the domain of bare life? 153</text:p>
      <text:p text:style-name="Text_20_body">The land of the half-second delay is being both constructed and explored simultaneously.</text:p>
      <text:p text:style-name="Text_20_body">And this is a fiercely biopolitical process. Our perceptions are increasingly becoming instrumentalized. The half-second interval is being trained up. 161</text:p>
      <text:p text:style-name="Text_20_body">For Agamben (1993), the colonization has led to a loss of the sacred. In particular, the capacity for the good life is being mechanized by the state or mass consumerism. ... [t]his is too pessimistic.161</text:p>
      <text:p text:style-name="Text_20_body"/>
      <text:p text:style-name="P1"><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Palatino" svg:font-family="Palatino"/>
    <style:font-face style:name="Trebuchet MS" svg:font-family="'Trebuchet MS'"/>
    <style:font-face style:name="HG Mincho Light J" svg:font-family="'HG Mincho Light J'" style:font-pitch="variable"/>
    <style:font-face style:name="Nimbus Sans L" svg:font-family="'Nimbus Sans L'"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US"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Nimbus Sans L" style:font-size-complex="14pt"/>
    </style:style>
    <style:style style:name="List" style:family="paragraph" style:parent-style-name="Text_20_body" style:class="list">
      <style:text-properties style:font-name="Trebuchet MS"/>
    </style:style>
    <style:style style:name="Caption" style:family="paragraph" style:parent-style-name="Standard" style:class="extra">
      <style:paragraph-properties fo:margin-top="0.212cm" fo:margin-bottom="0.212cm" text:number-lines="false" text:line-number="0"/>
      <style:text-properties style:font-name="Trebuchet M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rebuchet M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3-10T09:32:41</meta:creation-date>
    <dc:date>2006-03-10T10:02:50</dc:date>
    <dc:language>en-US</dc:language>
    <meta:editing-cycles>5</meta:editing-cycles>
    <meta:editing-duration>PT30M10S</meta:editing-duration>
    <meta:user-defined meta:name="Info 1"/>
    <meta:user-defined meta:name="Info 2"/>
    <meta:user-defined meta:name="Info 3"/>
    <meta:user-defined meta:name="Info 4"/>
    <meta:document-statistic meta:table-count="0" meta:image-count="0" meta:object-count="0" meta:page-count="1" meta:paragraph-count="8" meta:word-count="204" meta:character-count="1177"/>
  </office:meta>
</office:document-meta>
</file>